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d3500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9e789" officeooo:paragraph-rsid="001d350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9e789" officeooo:paragraph-rsid="001d3500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9e789" officeooo:paragraph-rsid="001d3500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padding="0.049cm" fo:border="0.06pt solid #d9d9e3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padding="0.049cm" fo:border="0.06pt solid #d9d9e3"/>
      <style:text-properties officeooo:paragraph-rsid="001bf4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d87" style:font-weight-asian="bold" style:font-weight-complex="bold"/>
    </style:style>
    <style:style style:name="T3" style:family="text">
      <style:text-properties fo:font-weight="bold" officeooo:rsid="0019e789" style:font-weight-asian="bold" style:font-weight-complex="bold"/>
    </style:style>
    <style:style style:name="T4" style:family="text">
      <style:text-properties officeooo:rsid="00188d87"/>
    </style:style>
    <style:style style:name="T5" style:family="text">
      <style:text-properties officeooo:rsid="00188d87" loext:padding="0.049cm" loext:border="0.06pt solid #d9d9e3"/>
    </style:style>
    <style:style style:name="T6" style:family="text">
      <style:text-properties fo:font-size="16pt" officeooo:rsid="00188d87" style:font-size-asian="16pt" style:font-size-complex="16pt" loext:padding="0.049cm" loext:border="0.06pt solid #d9d9e3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9e789" style:font-size-asian="16pt" style:font-weight-asian="bold" style:font-size-complex="16pt" style:font-weight-complex="bold" loext:padding="0.049cm" loext:border="0.06pt solid #d9d9e3"/>
    </style:style>
    <style:style style:name="T9" style:family="text">
      <style:text-properties loext:padding="0.049cm" loext:border="0.06pt solid #d9d9e3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 loext:padding="0.049cm" loext:border="0.06pt solid #d9d9e3"/>
    </style:style>
    <style:style style:name="T11" style:family="text">
      <style:text-properties officeooo:rsid="001bf441" loext:padding="0.049cm" loext:border="0.06pt solid #d9d9e3"/>
    </style:style>
    <style:style style:name="T12" style:family="text">
      <style:text-properties fo:font-size="15pt" officeooo:rsid="00188d87" style:font-size-asian="15pt" style:font-size-complex="15pt" loext:padding="0.049cm" loext:border="0.06pt solid #d9d9e3"/>
    </style:style>
    <style:style style:name="T13" style:family="text">
      <style:text-properties fo:font-size="11pt" officeooo:rsid="00188d87" style:font-size-asian="11pt" style:font-size-complex="11pt" loext:padding="0.049cm" loext:border="0.06pt solid #d9d9e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<text:s text:c="49"/></text:p>
      <text:p text:style-name="P2"/>
      <text:p text:style-name="P2"/>
      <text:p text:style-name="P2"><text:s text:c="33"/></text:p>
      <text:p text:style-name="P2"/>
      <text:p text:style-name="P2"/>
      <text:p text:style-name="P2"/>
      <text:p text:style-name="P2"/>
      <text:p text:style-name="P3"><text:span text:style-name="T1"><text:s text:c="30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2"/></text:p>
      <text:p text:style-name="P4"/>
      <text:p text:style-name="P4"/>
      <text:p text:style-name="P4"/>
      <text:p text:style-name="P4"><text:s text:c="34"/>CIEP-Roquete Pinto 355</text:p>
      <text:p text:style-name="P4"><text:span text:style-name="Strong_20_Emphasis"><text:span text:style-name="T8"><text:s text:c="39"/>Rio de Janeiro-2023</text:span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6"><text:span text:style-name="Strong_20_Emphasis"><text:span text:style-name="T12"/></text:span></text:p>
      <text:p text:style-name="P5"><text:soft-page-break/><text:span text:style-name="Strong_20_Emphasis"><text:span text:style-name="T9"/></text:span></text:p>
      <text:p text:style-name="P5">As modalidades marciais, embates e atividades de competição física desempenham um papel crucial na história e na cultura moderna. Este trabalho visa explorar a rica tradição, os benefícios para a saúde, o crescimento pessoal e as contribuições de figuras influentes nessa área.</text:p>
      <text:p text:style-name="P5"><text:span text:style-name="Strong_20_Emphasis"><text:span text:style-name="T9"/></text:span></text:p>
      <text:p text:style-name="P5"><text:span text:style-name="Strong_20_Emphasis"><text:span text:style-name="T9"><text:s/>Antecedentes e Evolução</text:span></text:span></text:p>
      <text:p text:style-name="P5"><text:span text:style-name="Emphasis"><text:span text:style-name="T9"/></text:span></text:p>
      <text:p text:style-name="P5">As práticas marciais tradicionais têm raízes antigas em diversas civilizações. Por exemplo, o Autodefensivismo, originado no Oriente Antigo, une movimentos precisos com táticas defensivas. O SocoCombat, desenvolvido na Área Central, é notável por seus ataques velozes e acrobáticos. O ConfrontoDireto, criado por uma personalidade misteriosa, se concentra no controle do adversário e na imobilização, baseando-se na tradição ancestral das Artes Defensivas. Essas disciplinas não se limitam ao combate; elas incorporam sistemas de valores culturais e filosofias de vida.</text:p>
      <text:p text:style-name="P5"><text:span text:style-name="Emphasis"><text:span text:style-name="T10">Competições e Provas de Destreza Física</text:span></text:span></text:p>
      <text:p text:style-name="P7">Os eventos de competição e provas de destreza física, como o CombateConsciente, as Refregas de Força, o Combate Total e o Enfrentamento Multifacetado, têm passado por constantes adaptações ao longo do tempo. O CombateConsciente, que estabeleceu normas rigorosas para socos, é um dos desafios mais antigos. O Combate Total, com seu enfoque na força, exige uma técnica impecável e coragem. O Enfrentamento Multifacetado envolve uma ampla variedade de métodos de luta, enquanto as Refregas de Força exigem uma habilidade exemplar.</text:p>
      <text:p text:style-name="P7"><text:span text:style-name="Strong_20_Emphasis"><text:span text:style-name="T9">Variações nas Modalidades e Táticas</text:span></text:span></text:p>
      <text:p text:style-name="P5"><text:span text:style-name="Emphasis"><text:span text:style-name="T9">Modalidades Marciais Tradicionais</text:span></text:span></text:p>
      <text:p text:style-name="P5">O Autodefensivismo é caracterizado por movimentos secos, como golpes e chutes. O SocoCombat enfatiza golpes precisos e evasões habilidosas. O ConfrontoDireto concentra-se em projeções ao solo e estratégias de controle. O CombateUniversal, uma disciplina misteriosa, enfatiza a fluidez e a adaptabilidade, empregando técnicas de bloqueio e desequilíbrio.</text:p>
      <text:p text:style-name="P5"><text:span text:style-name="Emphasis"><text:span text:style-name="T11">C</text:span></text:span><text:span text:style-name="Emphasis"><text:span text:style-name="T9">ompetições e Provas de Destreza Física</text:span></text:span></text:p>
      <text:p text:style-name="P5">O CombateConsciente envolve socos precisos, defesas ágeis e rapidez de raciocínio. O Combate Total requer força, resistência e técnica aprimoradas. O Enfrentamento Multifacetado exige uma gama variada de táticas e habilidades. As Refregas de Força testam a tenacidade e a perícia.</text:p>
      <text:p text:style-name="P5"><text:span text:style-name="Strong_20_Emphasis"><text:span text:style-name="T9">Benefícios para o Bem-Estar e o Crescimento Pessoal</text:span></text:span></text:p>
      <text:p text:style-name="P5"><text:span text:style-name="Emphasis"><text:span text:style-name="T9">Benefícios Físicos</text:span></text:span></text:p>
      <text:p text:style-name="P5">A participação em modalidades marciais e provas de destreza física contribui para o fortalecimento muscular, a resistência, a agilidade e o condicionamento cardiorrespiratório. Isso pode resultar em melhorias na saúde geral e na redução dos riscos associados ao sedentarismo, como obesidade e condições cardíacas.</text:p>
      <text:p text:style-name="P5"><text:soft-page-break/><text:span text:style-name="Emphasis"><text:span text:style-name="T9">Benefícios Mentais e Emocionais</text:span></text:span></text:p>
      <text:p text:style-name="P5">A prática dessas atividades promove a autodisciplina, o autocontrole, a concentração e a resiliência. Isso resulta em um aumento da autoconfiança e na diminuição do estresse e da ansiedade.</text:p>
      <text:p text:style-name="P5"><text:span text:style-name="Emphasis"><text:span text:style-name="T9">Benefícios Sociais e Culturais</text:span></text:span></text:p>
      <text:p text:style-name="P5">Os praticantes destas modalidades valorizam o respeito mútuo, a ética, a camaradagem e o espírito de equipe. Além disso, muitas delas incorporam tradições culturais e princípios filosóficos compartilhados entre os participantes.</text:p>
      <text:p text:style-name="P5"><text:span text:style-name="Strong_20_Emphasis"><text:span text:style-name="T9">Indivíduos de Renome e Figuras Inspiradoras</text:span></text:span></text:p>
      <text:p text:style-name="P5"><text:span text:style-name="Emphasis"><text:span text:style-name="T9"><text:s/>Figuras do Passado</text:span></text:span></text:p>
      <text:p text:style-name="P5">Lutadores históricos, como Arthur MacGyver e Helena Guerreira, influenciaram profundamente suas modalidades e deixaram um legado duradouro.</text:p>
      <text:p text:style-name="P5"><text:span text:style-name="Emphasis"><text:span text:style-name="T9">Atletas Atuais de Destaque</text:span></text:span></text:p>
      <text:p text:style-name="P5">Nomes como Lucas Torque no Combate Universal, Helena Defensora no SocoUniversal e Paulo Campeão nas Refregas de Potência são reconhecidos internacionalmente por suas realizações em suas respectivas disciplinas.</text:p>
      <text:p text:style-name="P5"><text:span text:style-name="Strong_20_Emphasis"><text:span text:style-name="T9">Princípios Éticos e Segurança</text:span></text:span></text:p>
      <text:p text:style-name="P5">A segurança é primordial na prática de modalidades marciais e desafios físicos para prevenir lesões. Os princípios éticos incluem o respeito pelo oponente, pela integridade do esporte e pelo estrito cumprimento das regras.</text:p>
      <text:p text:style-name="P5"><text:span text:style-name="Strong_20_Emphasis"><text:span text:style-name="T9">Educação Física e Treinamento</text:span></text:span></text:p>
      <text:p text:style-name="P5">As modalidades marciais e provas de destreza física podem complementar a educação física convencional, fornecendo uma ampla gama de exercícios e técnicas de treinamento. Isso contribui para a melhoria da aptidão física e o desenvolvimento pessoal dos praticantes.</text:p>
      <text:p text:style-name="P5"><text:span text:style-name="Strong_20_Emphasis"><text:span text:style-name="T9"/></text:span></text:p>
      <text:p text:style-name="P5">As modalidades marciais, provas de destreza física e atividades de competição física desempenham um papel vital na promoção do bem-estar, no crescimento pessoal e no respeito pela cultura. Essas disciplinas enraizadas em tradição e história continuam a servir de fonte de inspiração para pessoas de todas as partes do mundo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9:11:35.982566632</meta:creation-date>
    <dc:date>2023-10-25T20:54:04.821227742</dc:date>
    <meta:editing-duration>PT41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34" meta:word-count="626" meta:character-count="4599" meta:non-whitespace-character-count="3782"/>
  </office:meta>
</office:document-meta>
</file>